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4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5"/>
          <table:table-cell table:style-name="ce2" office:value-type="string" calcext:value-type="string" table:number-columns-spanned="2" table:number-rows-spanned="1">
            <text:p>NMN (nmol/mg enzyme/min)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kcat (1/s)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Nam (mM)</text:p>
          </table:table-cell>
          <table:table-cell table:style-name="Default" office:value-type="string" calcext:value-type="string">
            <text:p>PRPP (mM)</text:p>
          </table:table-cell>
          <table:table-cell table:style-name="Default" office:value-type="string" calcext:value-type="string">
            <text:p>ATP (mM)</text:p>
          </table:table-cell>
          <table:table-cell table:style-name="Default" office:value-type="string" calcext:value-type="string">
            <text:p>Repeat</text:p>
          </table:table-cell>
          <table:table-cell office:value-type="string" calcext:value-type="string">
            <text:p>Wildtype</text:p>
          </table:table-cell>
          <table:table-cell table:style-name="ce1" office:value-type="string" calcext:value-type="string">
            <text:p>Mutant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Mutant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7848337242167" calcext:value-type="float">
            <text:p>8,1784833724</text:p>
          </table:table-cell>
          <table:table-cell office:value-type="float" office:value="3.57355568790947" calcext:value-type="float">
            <text:p>3,5735556879</text:p>
          </table:table-cell>
          <table:table-cell table:formula="of:=[.F3]/60*[.H$24]" office:value-type="float" office:value="0.00920079379397438" calcext:value-type="float">
            <text:p>0,0092007938</text:p>
          </table:table-cell>
          <table:table-cell table:formula="of:=[.G3]/60*[.I$24]" office:value-type="float" office:value="0.00327575938058368" calcext:value-type="float">
            <text:p>0,003275759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766792952071" calcext:value-type="float">
            <text:p>7,8176679295</text:p>
          </table:table-cell>
          <table:table-cell office:value-type="float" office:value="3.37502481635894" calcext:value-type="float">
            <text:p>3,3750248164</text:p>
          </table:table-cell>
          <table:table-cell table:formula="of:=[.F4]/60*[.H$24]" office:value-type="float" office:value="0.0087948764207108" calcext:value-type="float">
            <text:p>0,0087948764</text:p>
          </table:table-cell>
          <table:table-cell table:formula="of:=[.G4]/60*[.I$24]" office:value-type="float" office:value="0.00309377274832903" calcext:value-type="float">
            <text:p>0,0030937727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93793974382103" calcext:value-type="float">
            <text:p>7,9379397438</text:p>
          </table:table-cell>
          <table:table-cell office:value-type="float" office:value="3.17649394480842" calcext:value-type="float">
            <text:p>3,1764939448</text:p>
          </table:table-cell>
          <table:table-cell table:formula="of:=[.F5]/60*[.H$24]" office:value-type="float" office:value="0.00893018221179866" calcext:value-type="float">
            <text:p>0,0089301822</text:p>
          </table:table-cell>
          <table:table-cell table:formula="of:=[.G5]/60*[.I$24]" office:value-type="float" office:value="0.00291178611607438" calcext:value-type="float">
            <text:p>0,0029117861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494978651753" calcext:value-type="float">
            <text:p>6,6149497865</text:p>
          </table:table-cell>
          <table:table-cell office:value-type="float" office:value="1.48898153662894" calcext:value-type="float">
            <text:p>1,4889815366</text:p>
          </table:table-cell>
          <table:table-cell table:formula="of:=[.F6]/60*[.H$24]" office:value-type="float" office:value="0.00744181850983222" calcext:value-type="float">
            <text:p>0,0074418185</text:p>
          </table:table-cell>
          <table:table-cell table:formula="of:=[.G6]/60*[.I$24]" office:value-type="float" office:value="0.00136489974190986" calcext:value-type="float">
            <text:p>0,0013648997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2.08457415128052" calcext:value-type="float">
            <text:p>2,0845741513</text:p>
          </table:table-cell>
          <table:table-cell table:formula="of:=[.F7]/60*[.H$24]" office:value-type="float" office:value="0.0078477358830958" calcext:value-type="float">
            <text:p>0,0078477359</text:p>
          </table:table-cell>
          <table:table-cell table:formula="of:=[.G7]/60*[.I$24]" office:value-type="float" office:value="0.00191085963867381" calcext:value-type="float">
            <text:p>0,0019108596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33658067231944" calcext:value-type="float">
            <text:p>7,3365806723</text:p>
          </table:table-cell>
          <table:table-cell office:value-type="float" office:value="2.18383958705579" calcext:value-type="float">
            <text:p>2,1838395871</text:p>
          </table:table-cell>
          <table:table-cell table:formula="of:=[.F8]/60*[.H$24]" office:value-type="float" office:value="0.00825365325635937" calcext:value-type="float">
            <text:p>0,0082536533</text:p>
          </table:table-cell>
          <table:table-cell table:formula="of:=[.G8]/60*[.I$24]" office:value-type="float" office:value="0.00200185295480114" calcext:value-type="float">
            <text:p>0,002001853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625172890733" calcext:value-type="float">
            <text:p>2,7662517289</text:p>
          </table:table-cell>
          <table:table-cell office:value-type="float" office:value="0.992654357752624" calcext:value-type="float">
            <text:p>0,9926543578</text:p>
          </table:table-cell>
          <table:table-cell table:formula="of:=[.F9]/60*[.H$24]" office:value-type="float" office:value="0.00311203319502075" calcext:value-type="float">
            <text:p>0,0031120332</text:p>
          </table:table-cell>
          <table:table-cell table:formula="of:=[.G9]/60*[.I$24]" office:value-type="float" office:value="0.000909933161273239" calcext:value-type="float">
            <text:p>0,0009099332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0679535750797" calcext:value-type="float">
            <text:p>3,0067953575</text:p>
          </table:table-cell>
          <table:table-cell office:value-type="float" office:value="0.694858050426844" calcext:value-type="float">
            <text:p>0,6948580504</text:p>
          </table:table-cell>
          <table:table-cell table:formula="of:=[.F10]/60*[.H$24]" office:value-type="float" office:value="0.00338264477719647" calcext:value-type="float">
            <text:p>0,0033826448</text:p>
          </table:table-cell>
          <table:table-cell table:formula="of:=[.G10]/60*[.I$24]" office:value-type="float" office:value="0.000636953212891274" calcext:value-type="float">
            <text:p>0,0006369532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6761080040893" calcext:value-type="float">
            <text:p>3,3676108004</text:p>
          </table:table-cell>
          <table:table-cell office:value-type="float" office:value="-0.099265435775259" calcext:value-type="float">
            <text:p>-0,0992654358</text:p>
          </table:table-cell>
          <table:table-cell table:formula="of:=[.F11]/60*[.H$24]" office:value-type="float" office:value="0.00378856215046005" calcext:value-type="float">
            <text:p>0,0037885622</text:p>
          </table:table-cell>
          <table:table-cell table:formula="of:=[.G11]/60*[.I$24]" office:value-type="float" office:value="-0.0000909933161273207" calcext:value-type="float">
            <text:p>-9,09933161273207E-05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3114438631307" calcext:value-type="float">
            <text:p>4,9311443863</text:p>
          </table:table-cell>
          <table:table-cell office:value-type="float" office:value="0.794123486202106" calcext:value-type="float">
            <text:p>0,7941234862</text:p>
          </table:table-cell>
          <table:table-cell table:formula="of:=[.F12]/60*[.H$24]" office:value-type="float" office:value="0.00554753743460221" calcext:value-type="float">
            <text:p>0,0055475374</text:p>
          </table:table-cell>
          <table:table-cell table:formula="of:=[.G12]/60*[.I$24]" office:value-type="float" office:value="0.000727946529018597" calcext:value-type="float">
            <text:p>0,0007279465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5277527211498" calcext:value-type="float">
            <text:p>5,6527752721</text:p>
          </table:table-cell>
          <table:table-cell office:value-type="float" office:value="0.297796307325791" calcext:value-type="float">
            <text:p>0,2977963073</text:p>
          </table:table-cell>
          <table:table-cell table:formula="of:=[.F13]/60*[.H$24]" office:value-type="float" office:value="0.00635937218112935" calcext:value-type="float">
            <text:p>0,0063593722</text:p>
          </table:table-cell>
          <table:table-cell table:formula="of:=[.G13]/60*[.I$24]" office:value-type="float" office:value="0.000272979948381975" calcext:value-type="float">
            <text:p>0,0002729799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1087257201274" calcext:value-type="float">
            <text:p>4,810872572</text:p>
          </table:table-cell>
          <table:table-cell office:value-type="float" office:value="0.992654357752624" calcext:value-type="float">
            <text:p>0,9926543578</text:p>
          </table:table-cell>
          <table:table-cell table:formula="of:=[.F14]/60*[.H$24]" office:value-type="float" office:value="0.00541223164351433" calcext:value-type="float">
            <text:p>0,0054122316</text:p>
          </table:table-cell>
          <table:table-cell table:formula="of:=[.G14]/60*[.I$24]" office:value-type="float" office:value="0.000909933161273239" calcext:value-type="float">
            <text:p>0,0009099332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9467797221721" calcext:value-type="float">
            <text:p>6,4946779722</text:p>
          </table:table-cell>
          <table:table-cell office:value-type="float" office:value="1.58824697240421" calcext:value-type="float">
            <text:p>1,5882469724</text:p>
          </table:table-cell>
          <table:table-cell table:formula="of:=[.F15]/60*[.H$24]" office:value-type="float" office:value="0.00730651271874436" calcext:value-type="float">
            <text:p>0,0073065127</text:p>
          </table:table-cell>
          <table:table-cell table:formula="of:=[.G15]/60*[.I$24]" office:value-type="float" office:value="0.00145589305803719" calcext:value-type="float">
            <text:p>0,0014558931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1.78677784395474" calcext:value-type="float">
            <text:p>1,786777844</text:p>
          </table:table-cell>
          <table:table-cell table:formula="of:=[.F16]/60*[.H$24]" office:value-type="float" office:value="0.0078477358830958" calcext:value-type="float">
            <text:p>0,0078477359</text:p>
          </table:table-cell>
          <table:table-cell table:formula="of:=[.G16]/60*[.I$24]" office:value-type="float" office:value="0.00163787969029185" calcext:value-type="float">
            <text:p>0,0016378797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25413434361657" calcext:value-type="float">
            <text:p>6,2541343436</text:p>
          </table:table-cell>
          <table:table-cell office:value-type="float" office:value="1.38971610085368" calcext:value-type="float">
            <text:p>1,3897161009</text:p>
          </table:table-cell>
          <table:table-cell table:formula="of:=[.F17]/60*[.H$24]" office:value-type="float" office:value="0.00703590113656864" calcext:value-type="float">
            <text:p>0,0070359011</text:p>
          </table:table-cell>
          <table:table-cell table:formula="of:=[.G17]/60*[.I$24]" office:value-type="float" office:value="0.00127390642578254" calcext:value-type="float">
            <text:p>0,00127390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MW wt (g/mol):</text:p>
          </table:table-cell>
          <table:table-cell office:value-type="string" calcext:value-type="string">
            <text:p>MW mutant (g/mol):</text:p>
          </table:table-cell>
        </table:table-row>
        <table:table-row table:style-name="ro1">
          <table:table-cell table:number-columns-repeated="7"/>
          <table:table-cell office:value-type="float" office:value="135000" calcext:value-type="float">
            <text:p>135000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 mg/nmol:</text:p>
          </table:table-cell>
          <table:table-cell office:value-type="string" calcext:value-type="string">
            <text:p>in mg/nmol</text:p>
          </table:table-cell>
        </table:table-row>
        <table:table-row table:style-name="ro1">
          <table:table-cell table:number-columns-repeated="7"/>
          <table:table-cell table:formula="of:=[.H20]/1000000" office:value-type="float" office:value="0.135" calcext:value-type="float">
            <text:p>0,135</text:p>
          </table:table-cell>
          <table:table-cell table:formula="of:=[.I20]/1000000" office:value-type="float" office:value="0.11" calcext:value-type="float">
            <text:p>0,1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Monomer (mg/nmol)</text:p>
          </table:table-cell>
        </table:table-row>
        <table:table-row table:style-name="ro1">
          <table:table-cell table:number-columns-repeated="7"/>
          <table:table-cell table:formula="of:=[.H22]/2" office:value-type="float" office:value="0.0675" calcext:value-type="float">
            <text:p>0,0675</text:p>
          </table:table-cell>
          <table:table-cell table:formula="of:=[.I22]/2" office:value-type="float" office:value="0.055" calcext:value-type="float">
            <text:p>0,05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 table:number-rows-repeated="13"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 table:number-rows-repeated="13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0" table:number-columns-repeated="4" table:default-cell-style-name="ce4"/>
        <table:table-column table:style-name="co10" table:number-columns-repeated="10" table:default-cell-style-name="Default"/>
        <table:table-row table:style-name="ro2">
          <table:table-cell table:style-name="Default" table:number-columns-repeated="4"/>
          <table:table-cell/>
          <table:table-cell table:style-name="ce5" office:value-type="string" calcext:value-type="string" table:number-columns-spanned="2" table:number-rows-spanned="1">
            <text:p>NMN (nmol/mg enzyme/min)</text:p>
          </table:table-cell>
          <table:covered-table-cell table:style-name="ce5"/>
          <table:table-cell table:number-columns-repeated="2"/>
          <table:table-cell table:style-name="ce6" office:value-type="string" calcext:value-type="string" table:number-columns-spanned="2" table:number-rows-spanned="1">
            <text:p>kcat (1/s)</text:p>
          </table:table-cell>
          <table:covered-table-cell/>
          <table:table-cell table:number-columns-repeated="3"/>
        </table:table-row>
        <table:table-row table:style-name="ro1">
          <table:table-cell table:style-name="Default" office:value-type="string" calcext:value-type="string">
            <text:p>Nam (mM)</text:p>
          </table:table-cell>
          <table:table-cell table:style-name="Default" office:value-type="string" calcext:value-type="string">
            <text:p>PRPP (mM)</text:p>
          </table:table-cell>
          <table:table-cell table:style-name="Default" office:value-type="string" calcext:value-type="string">
            <text:p>ATP (mM)</text:p>
          </table:table-cell>
          <table:table-cell table:style-name="Default" office:value-type="string" calcext:value-type="string">
            <text:p>Tech. repeat</text:p>
          </table:table-cell>
          <table:table-cell office:value-type="string" calcext:value-type="string">
            <text:p>Bio. repeat</text:p>
          </table:table-cell>
          <table:table-cell office:value-type="string" calcext:value-type="string">
            <text:p>Wildtype</text:p>
          </table:table-cell>
          <table:table-cell table:style-name="ce4" office:value-type="string" calcext:value-type="string">
            <text:p>Mutant</text:p>
          </table:table-cell>
          <table:table-cell table:number-columns-repeated="2"/>
          <table:table-cell office:value-type="string" calcext:value-type="string">
            <text:p>Wildtype</text:p>
          </table:table-cell>
          <table:table-cell office:value-type="string" calcext:value-type="string">
            <text:p>Mutan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7848337242167" calcext:value-type="float">
            <text:p>8,1784833724</text:p>
          </table:table-cell>
          <table:table-cell office:value-type="float" office:value="3.57355568790947" calcext:value-type="float">
            <text:p>3,5735556879</text:p>
          </table:table-cell>
          <table:table-cell table:number-columns-repeated="2"/>
          <table:table-cell table:formula="of:=[.F3]/60*[.M$10]" office:value-type="float" office:value="0.00920079379397438" calcext:value-type="float">
            <text:p>0,0092007938</text:p>
          </table:table-cell>
          <table:table-cell table:formula="of:=[.G3]/60*[.N$10]" office:value-type="float" office:value="0.00327575938058368" calcext:value-type="float">
            <text:p>0,003275759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81766792952071" calcext:value-type="float">
            <text:p>7,8176679295</text:p>
          </table:table-cell>
          <table:table-cell office:value-type="float" office:value="3.37502481635894" calcext:value-type="float">
            <text:p>3,3750248164</text:p>
          </table:table-cell>
          <table:table-cell table:number-columns-repeated="2"/>
          <table:table-cell table:formula="of:=[.F4]/60*[.M$10]" office:value-type="float" office:value="0.0087948764207108" calcext:value-type="float">
            <text:p>0,0087948764</text:p>
          </table:table-cell>
          <table:table-cell table:formula="of:=[.G4]/60*[.N$10]" office:value-type="float" office:value="0.00309377274832903" calcext:value-type="float">
            <text:p>0,00309377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93793974382103" calcext:value-type="float">
            <text:p>7,9379397438</text:p>
          </table:table-cell>
          <table:table-cell office:value-type="float" office:value="3.17649394480842" calcext:value-type="float">
            <text:p>3,1764939448</text:p>
          </table:table-cell>
          <table:table-cell table:number-columns-repeated="2"/>
          <table:table-cell table:formula="of:=[.F5]/60*[.M$10]" office:value-type="float" office:value="0.00893018221179866" calcext:value-type="float">
            <text:p>0,0089301822</text:p>
          </table:table-cell>
          <table:table-cell table:formula="of:=[.G5]/60*[.N$10]" office:value-type="float" office:value="0.00291178611607438" calcext:value-type="float">
            <text:p>0,0029117861</text:p>
          </table:table-cell>
          <table:table-cell/>
          <table:table-cell office:value-type="string" calcext:value-type="string">
            <text:p>MW wt (g/mol):</text:p>
          </table:table-cell>
          <table:table-cell office:value-type="string" calcext:value-type="string">
            <text:p>MW mutant (g/mol):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61494978651753" calcext:value-type="float">
            <text:p>6,6149497865</text:p>
          </table:table-cell>
          <table:table-cell office:value-type="float" office:value="1.48898153662894" calcext:value-type="float">
            <text:p>1,4889815366</text:p>
          </table:table-cell>
          <table:table-cell table:number-columns-repeated="2"/>
          <table:table-cell table:formula="of:=[.F6]/60*[.M$10]" office:value-type="float" office:value="0.00744181850983222" calcext:value-type="float">
            <text:p>0,0074418185</text:p>
          </table:table-cell>
          <table:table-cell table:formula="of:=[.G6]/60*[.N$10]" office:value-type="float" office:value="0.00136489974190986" calcext:value-type="float">
            <text:p>0,0013648997</text:p>
          </table:table-cell>
          <table:table-cell/>
          <table:table-cell office:value-type="float" office:value="135000" calcext:value-type="float">
            <text:p>135000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2.08457415128052" calcext:value-type="float">
            <text:p>2,0845741513</text:p>
          </table:table-cell>
          <table:table-cell table:number-columns-repeated="2"/>
          <table:table-cell table:formula="of:=[.F7]/60*[.M$10]" office:value-type="float" office:value="0.0078477358830958" calcext:value-type="float">
            <text:p>0,0078477359</text:p>
          </table:table-cell>
          <table:table-cell table:formula="of:=[.G7]/60*[.N$10]" office:value-type="float" office:value="0.00191085963867381" calcext:value-type="float">
            <text:p>0,0019108596</text:p>
          </table:table-cell>
          <table:table-cell/>
          <table:table-cell office:value-type="string" calcext:value-type="string">
            <text:p>in mg/nmol:</text:p>
          </table:table-cell>
          <table:table-cell office:value-type="string" calcext:value-type="string">
            <text:p>in mg/nmol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33658067231944" calcext:value-type="float">
            <text:p>7,3365806723</text:p>
          </table:table-cell>
          <table:table-cell office:value-type="float" office:value="2.18383958705579" calcext:value-type="float">
            <text:p>2,1838395871</text:p>
          </table:table-cell>
          <table:table-cell table:number-columns-repeated="2"/>
          <table:table-cell table:formula="of:=[.F8]/60*[.M$10]" office:value-type="float" office:value="0.00825365325635937" calcext:value-type="float">
            <text:p>0,0082536533</text:p>
          </table:table-cell>
          <table:table-cell table:formula="of:=[.G8]/60*[.N$10]" office:value-type="float" office:value="0.00200185295480114" calcext:value-type="float">
            <text:p>0,002001853</text:p>
          </table:table-cell>
          <table:table-cell/>
          <table:table-cell table:formula="of:=[.M6]/1000000" office:value-type="float" office:value="0.135" calcext:value-type="float">
            <text:p>0,135</text:p>
          </table:table-cell>
          <table:table-cell table:formula="of:=[.N6]/1000000" office:value-type="float" office:value="0.11" calcext:value-type="float">
            <text:p>0,11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6625172890733" calcext:value-type="float">
            <text:p>2,7662517289</text:p>
          </table:table-cell>
          <table:table-cell office:value-type="float" office:value="0.992654357752624" calcext:value-type="float">
            <text:p>0,9926543578</text:p>
          </table:table-cell>
          <table:table-cell table:number-columns-repeated="2"/>
          <table:table-cell table:formula="of:=[.F9]/60*[.M$10]" office:value-type="float" office:value="0.00311203319502075" calcext:value-type="float">
            <text:p>0,0031120332</text:p>
          </table:table-cell>
          <table:table-cell table:formula="of:=[.G9]/60*[.N$10]" office:value-type="float" office:value="0.000909933161273239" calcext:value-type="float">
            <text:p>0,0009099332</text:p>
          </table:table-cell>
          <table:table-cell/>
          <table:table-cell table:number-columns-repeated="2" office:value-type="string" calcext:value-type="string">
            <text:p>Monomer (mg/nmol)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00679535750797" calcext:value-type="float">
            <text:p>3,0067953575</text:p>
          </table:table-cell>
          <table:table-cell office:value-type="float" office:value="0.694858050426844" calcext:value-type="float">
            <text:p>0,6948580504</text:p>
          </table:table-cell>
          <table:table-cell table:number-columns-repeated="2"/>
          <table:table-cell table:formula="of:=[.F10]/60*[.M$10]" office:value-type="float" office:value="0.00338264477719647" calcext:value-type="float">
            <text:p>0,0033826448</text:p>
          </table:table-cell>
          <table:table-cell table:formula="of:=[.G10]/60*[.N$10]" office:value-type="float" office:value="0.000636953212891274" calcext:value-type="float">
            <text:p>0,0006369532</text:p>
          </table:table-cell>
          <table:table-cell/>
          <table:table-cell table:formula="of:=[.M8]/2" office:value-type="float" office:value="0.0675" calcext:value-type="float">
            <text:p>0,0675</text:p>
          </table:table-cell>
          <table:table-cell table:formula="of:=[.N8]/2" office:value-type="float" office:value="0.055" calcext:value-type="float">
            <text:p>0,055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36761080040893" calcext:value-type="float">
            <text:p>3,3676108004</text:p>
          </table:table-cell>
          <table:table-cell office:value-type="float" office:value="-0.099265435775259" calcext:value-type="float">
            <text:p>-0,0992654358</text:p>
          </table:table-cell>
          <table:table-cell table:number-columns-repeated="2"/>
          <table:table-cell table:formula="of:=[.F11]/60*[.M$10]" office:value-type="float" office:value="0.00378856215046005" calcext:value-type="float">
            <text:p>0,0037885622</text:p>
          </table:table-cell>
          <table:table-cell table:formula="of:=[.G11]/60*[.N$10]" office:value-type="float" office:value="-0.0000909933161273207" calcext:value-type="float">
            <text:p>-9,09933161273207E-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93114438631307" calcext:value-type="float">
            <text:p>4,9311443863</text:p>
          </table:table-cell>
          <table:table-cell office:value-type="float" office:value="0.794123486202106" calcext:value-type="float">
            <text:p>0,7941234862</text:p>
          </table:table-cell>
          <table:table-cell table:number-columns-repeated="2"/>
          <table:table-cell table:formula="of:=[.F12]/60*[.M$10]" office:value-type="float" office:value="0.00554753743460221" calcext:value-type="float">
            <text:p>0,0055475374</text:p>
          </table:table-cell>
          <table:table-cell table:formula="of:=[.G12]/60*[.N$10]" office:value-type="float" office:value="0.000727946529018597" calcext:value-type="float">
            <text:p>0,000727946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65277527211498" calcext:value-type="float">
            <text:p>5,6527752721</text:p>
          </table:table-cell>
          <table:table-cell office:value-type="float" office:value="0.297796307325791" calcext:value-type="float">
            <text:p>0,2977963073</text:p>
          </table:table-cell>
          <table:table-cell table:number-columns-repeated="2"/>
          <table:table-cell table:formula="of:=[.F13]/60*[.M$10]" office:value-type="float" office:value="0.00635937218112935" calcext:value-type="float">
            <text:p>0,0063593722</text:p>
          </table:table-cell>
          <table:table-cell table:formula="of:=[.G13]/60*[.N$10]" office:value-type="float" office:value="0.000272979948381975" calcext:value-type="float">
            <text:p>0,00027297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1087257201274" calcext:value-type="float">
            <text:p>4,810872572</text:p>
          </table:table-cell>
          <table:table-cell office:value-type="float" office:value="0.992654357752624" calcext:value-type="float">
            <text:p>0,9926543578</text:p>
          </table:table-cell>
          <table:table-cell table:number-columns-repeated="2"/>
          <table:table-cell table:formula="of:=[.F14]/60*[.M$10]" office:value-type="float" office:value="0.00541223164351433" calcext:value-type="float">
            <text:p>0,0054122316</text:p>
          </table:table-cell>
          <table:table-cell table:formula="of:=[.G14]/60*[.N$10]" office:value-type="float" office:value="0.000909933161273239" calcext:value-type="float">
            <text:p>0,0009099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49467797221721" calcext:value-type="float">
            <text:p>6,4946779722</text:p>
          </table:table-cell>
          <table:table-cell office:value-type="float" office:value="1.58824697240421" calcext:value-type="float">
            <text:p>1,5882469724</text:p>
          </table:table-cell>
          <table:table-cell table:number-columns-repeated="2"/>
          <table:table-cell table:formula="of:=[.F15]/60*[.M$10]" office:value-type="float" office:value="0.00730651271874436" calcext:value-type="float">
            <text:p>0,0073065127</text:p>
          </table:table-cell>
          <table:table-cell table:formula="of:=[.G15]/60*[.N$10]" office:value-type="float" office:value="0.00145589305803719" calcext:value-type="float">
            <text:p>0,00145589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1.78677784395474" calcext:value-type="float">
            <text:p>1,786777844</text:p>
          </table:table-cell>
          <table:table-cell table:number-columns-repeated="2"/>
          <table:table-cell table:formula="of:=[.F16]/60*[.M$10]" office:value-type="float" office:value="0.0078477358830958" calcext:value-type="float">
            <text:p>0,0078477359</text:p>
          </table:table-cell>
          <table:table-cell table:formula="of:=[.G16]/60*[.N$10]" office:value-type="float" office:value="0.00163787969029185" calcext:value-type="float">
            <text:p>0,00163787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25413434361657" calcext:value-type="float">
            <text:p>6,2541343436</text:p>
          </table:table-cell>
          <table:table-cell office:value-type="float" office:value="1.38971610085368" calcext:value-type="float">
            <text:p>1,3897161009</text:p>
          </table:table-cell>
          <table:table-cell table:number-columns-repeated="2"/>
          <table:table-cell table:formula="of:=[.F17]/60*[.M$10]" office:value-type="float" office:value="0.00703590113656864" calcext:value-type="float">
            <text:p>0,0070359011</text:p>
          </table:table-cell>
          <table:table-cell table:formula="of:=[.G17]/60*[.N$10]" office:value-type="float" office:value="0.00127390642578254" calcext:value-type="float">
            <text:p>0,001273906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loext:text> </loext:text>
      <loext:fill-character> </loext:fill-character>
      <number:text>- </number:text>
    </number:number-style>
    <number:text-style style:name="N10126" number:language="nb" number:country="N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loext:text> kr </loext:text>
      <loext:fill-character> </loext:fill-character>
      <number:text>- </number:text>
    </number:number-style>
    <number:text-style style:name="N10130" number:language="nb" number:country="N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.00.0000</text:date>, <text:time style:data-style-name="N2" text:time-value="18:01:13.801749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</meta:initial-creator>
    <meta:creation-date>2018-06-21T14:02:59.626552058</meta:creation-date>
    <dc:date>2018-07-14T18:05:20.797501316</dc:date>
    <dc:creator>Mathias B. </dc:creator>
    <meta:editing-duration>PT27M7S</meta:editing-duration>
    <meta:editing-cycles>9</meta:editing-cycles>
    <meta:generator>LibreOffice/5.1.6.2$Linux_X86_64 LibreOffice_project/10m0$Build-2</meta:generator>
    <meta:document-statistic meta:table-count="2" meta:cell-count="466" meta:object-count="0"/>
  </office:meta>
</office:document-meta>
</file>